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style>
    <style:style style:name="P2" style:parent-style-name="Normal" style:family="paragraph">
      <style:paragraph-properties fo:text-align="justify"/>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text-properties fo:font-weight="bold" style:font-weight-asian="bold" style:font-weight-complex="bold"/>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P11" style:parent-style-name="Normal" style:family="paragraph">
      <style:paragraph-properties fo:text-align="justify"/>
      <style:text-properties fo:font-weight="bold" style:font-weight-asian="bold" style:font-weight-complex="bold"/>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P15" style:parent-style-name="Normal" style:family="paragraph">
      <style:paragraph-properties fo:text-align="justify"/>
    </style:style>
    <style:style style:name="P16" style:parent-style-name="Normal" style:family="paragraph">
      <style:paragraph-properties fo:text-align="justify"/>
      <style:text-properties fo:font-weight="bold" style:font-weight-asian="bold" style:font-weight-complex="bold"/>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P19" style:parent-style-name="Normal" style:family="paragraph">
      <style:paragraph-properties fo:text-align="justify"/>
    </style:style>
    <style:style style:name="P20" style:parent-style-name="Normal" style:family="paragraph">
      <style:paragraph-properties fo:text-align="justify"/>
    </style:style>
    <style:style style:name="P21" style:parent-style-name="Normal" style:family="paragraph">
      <style:paragraph-properties fo:text-align="justify"/>
      <style:text-properties fo:font-weight="bold" style:font-weight-asian="bold" style:font-weight-complex="bold"/>
    </style:style>
    <style:style style:name="P22" style:parent-style-name="Normal" style:family="paragraph">
      <style:paragraph-properties fo:text-align="justify"/>
    </style:style>
    <style:style style:name="T23" style:parent-style-name="Policepardéfaut" style:family="text">
      <style:text-properties fo:font-weight="bold" style:font-weight-asian="bold" style:font-weight-complex="bold"/>
    </style:style>
    <style:style style:name="P24" style:parent-style-name="Normal" style:family="paragraph">
      <style:paragraph-properties fo:text-align="justify"/>
    </style:style>
    <style:style style:name="P25" style:parent-style-name="Normal" style:family="paragraph">
      <style:paragraph-properties fo:text-align="justify"/>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Les systèmes d’analyse embarqués, qu’ils soient destinés aux plaisanciers, aux régatiers professionnels ou aux navires commerciaux, ont connu une avancée technologique majeure ces dernières décennies. Ils se sont distingués par leur précision accrue, leur interopérabilité et leur capacité à intégrer des données en temps réel. Ces progrès ont été rendus possibles grâce à des innovations en électronique embarquée, notamment dans le développement de capteurs tels que les GPS de haute précision, les anémomètres numériques, les accéléromètres et les capteurs de profondeur.</text:p>
      <text:p text:style-name="P2">Ces technologies jouent un rôle crucial dans des domaines tels que la régate de haut niveau<text:s/>(la Vendée Globe, les<text:s/>courses transocéaniques IMOCA), où chaque ajustement de trajectoire peut influencer directement le résultat final.<text:s/>Dans des contextes plus commerciaux, ces systèmes s'avèrent indispensables pour les navires de pêche ou les bateaux de recherche scientifique, qui doivent souvent opérer dans des environnements hostiles.</text:p>
      <text:p text:style-name="P3">Les innovations récentes, notamment l'intégration de l’intelligence artificielle et des solutions cloud, ouvrent de nouvelles perspectives. Les systèmes de navigation modernes peuvent non seulement analyser les données en temps réel mais également fournir des recommandations automatisées pour optimiser la trajectoire et la vitesse, augmentant ainsi la sécurité et la performance des bateaux en régate ou en croisière. Ces avancées sont particulièrement notables dans<text:s/>des produits hauts<text:s/>de gamme comme ceux proposés par NKE ou B&amp;G.</text:p>
      <text:p text:style-name="P4">Malgré ces progrès, les systèmes embarqués restent marqués par plusieurs limitations, notamment leur coût élevé et leur complexité d’installation, qui les rendent parfois inaccessibles aux navigateurs non professionnels. Les systèmes hybrides, qui combinent des capteurs abordables avec des plateformes mobiles et des outils connectés, apparaissent comme une solution prometteuse pour démocratiser ces technologies.<text:s/>L’avenir de la navigation repose sur une accessibilité accrue et une prise en charge encore plus intuitive des données complexes, rendant ces systèmes indispensables pour tous les navigateurs, amateurs comme professionnels.<text:line-break/><text:line-break/></text:p>
      <text:p text:style-name="P5">Évolution commune aux systèmes d’analyse embarqués pour la navigation nautique</text:p>
      <text:p text:style-name="P6">Les capteurs embarqués jouent un rôle central dans les systèmes d’analyse pour la navigation nautique. Les anémomètres ultrasoniques mesurent la vitesse et la direction du vent sans pièces mobiles, minimisant l’usure et augmentant la durabilité. Les sondeurs multi-faisceaux fournissent une analyse précise des fonds marins, essentielle pour les zones peu profondes ou les approches de ports. Les girouettes mesurent l’angle du vent pour un réglage précis des voiles. Les GPS haute précision et les accéléromètres enregistrent la position, la vitesse, et les mouvements tridimensionnels du bateau, garantissant une navigation optimisée.</text:p>
      <text:soft-page-break/>
      <text:p text:style-name="P7">Les unités centrales, comme le Gyropilot NKE et le H5000 B&amp;G, centralisent et analysent les données en temps réel. Dotées de processeurs puissants, elles permettent des ajustements instantanés aux variations météorologiques ou aux courants. Les écrans tactiles haute définition offrent des interfaces personnalisables pour répondre aux besoins spécifiques des utilisateurs. Construites avec des matériaux résistants comme le polycarbonate renforcé ou l’acier inoxydable, elles sont certifiées étanches (IP67 ou IP68) et résistent aux chocs, vibrations et à la corrosion en milieu marin.</text:p>
      <text:p text:style-name="P8">L’interopérabilité est assurée par le protocole standardisé NMEA 2000, qui connecte capteurs, pilotes automatiques et écrans, même de marques différentes. Cela facilite l’ajout ou le remplacement de modules. Les connexions sans fil via Wi-Fi ou Bluetooth permettent un accès aux données depuis des smartphones ou tablettes, renforçant la flexibilité d’utilisation. Ces systèmes sont modulaires, permettant d’ajouter des capteurs comme les caméras infrarouges ou des sondeurs avancés selon les besoins.</text:p>
      <text:p text:style-name="P9">Les équipements sont conçus pour des environnements marins exigeants, avec des matériaux résistants à la corrosion et des tests garantissant leur durabilité face aux vibrations et températures extrêmes. Certains fabricants, comme B&amp;G, simplifient l’installation grâce à des kits préconfigurés pour les plaisanciers moins expérimentés, tout en maintenant la robustesse requise pour des utilisations intensives. Ces caractéristiques font des systèmes embarqués des outils fiables et adaptables pour tous les types de navigation.</text:p>
      <text:p text:style-name="P10"><draw:custom-shape svg:x="0in" svg:y="0in" svg:width="45.51042in" svg:height="0.00139in" draw:z-index="0" draw:id="id0" draw:style-name="a0" draw:name="Horizontal Line 73" text:anchor-type="as-char"><svg:title/><svg:desc/><draw:enhanced-geometry draw:type="non-primitive" svg:viewBox="0 0 21600 21600" draw:enhanced-path="M 0 0 L 21600 0 21600 21600 0 21600 Z N"/></draw:custom-shape></text:p>
      <text:p text:style-name="P11">Évolution des systèmes pour les régates</text:p>
      <text:p text:style-name="P12">Les systèmes d’analyse embarqués pour les régates intègrent des technologies avancées pour optimiser les performances en compétition. Des entreprises comme NKE Marine Electronics, B&amp;G, et Garmin ont développé des capteurs de vent ultra-réactifs et des GPS haute précision permettant des ajustements instantanés, cruciaux dans un contexte où chaque seconde compte. Ces systèmes utilisent des algorithmes de routage pour calculer en temps réel les trajectoires optimales en fonction des conditions météorologiques et des courants marins.</text:p>
      <text:p text:style-name="P13">Le Gyropilot NKE est un exemple de système capable d’adapter automatiquement les trajectoires en fonction des rafales de vent, réduisant les marges d’erreur et maximisant l’efficacité. Les données recueillies sont affichées en temps réel sur des interfaces tactiles personnalisables, permettant au navigateur de se concentrer sur les manœuvres critiques.</text:p>
      <text:p text:style-name="P14">Bien que performants, ces systèmes nécessitent une validation rigoureuse pour éviter des ajustements involontaires dus à des interprétations erronées des données. Cela souligne l’importance d’un calibrage précis des capteurs et d’une maintenance régulière pour garantir leur fiabilité pendant les régates.</text:p>
      <text:soft-page-break/>
      <text:p text:style-name="P15"><draw:custom-shape svg:x="0in" svg:y="0in" svg:width="45.51042in" svg:height="0.00139in" draw:z-index="0" draw:id="id1" draw:style-name="a1" draw:name="Horizontal Line 74" text:anchor-type="as-char"><svg:title/><svg:desc/><draw:enhanced-geometry draw:type="non-primitive" svg:viewBox="0 0 21600 21600" draw:enhanced-path="M 0 0 L 21600 0 21600 21600 0 21600 Z N"/></draw:custom-shape></text:p>
      <text:p text:style-name="P16">Évolution des systèmes pour la croisière</text:p>
      <text:p text:style-name="P17">Les systèmes pour la croisière privilégient la simplicité et la sécurité. Des entreprises telles que Raymarine, Garmin, et Simrad proposent des capteurs mesurant des paramètres essentiels tels que la profondeur, la vitesse et la direction du vent, tandis que les unités centrales simplifient la gestion de ces données grâce à des écrans tactiles intuitifs. Ces équipements garantissent une navigation sûre en alertant sur les variations de profondeur ou les obstacles.</text:p>
      <text:p text:style-name="P18">Les systèmes modernes offrent une connectivité sans fil via Wi-Fi ou Bluetooth, permettant de consulter et d’analyser les données sur des appareils mobiles. Cette fonctionnalité est particulièrement utile pour les plaisanciers souhaitant suivre leurs performances ou planifier leurs trajets.</text:p>
      <text:p text:style-name="P19">Bien que robustes, ces systèmes nécessitent un entretien régulier, notamment pour les capteurs exposés à l’eau salée, afin de maintenir leur précision. Leur coût peut également être un frein pour certains utilisateurs, bien qu’ils restent accessibles grâce à des configurations modulaires.</text:p>
      <text:p text:style-name="P20"><draw:custom-shape svg:x="0in" svg:y="0in" svg:width="45.51042in" svg:height="0.00139in" draw:z-index="0" draw:id="id2" draw:style-name="a2" draw:name="Horizontal Line 75" text:anchor-type="as-char"><svg:title/><svg:desc/><draw:enhanced-geometry draw:type="non-primitive" svg:viewBox="0 0 21600 21600" draw:enhanced-path="M 0 0 L 21600 0 21600 21600 0 21600 Z N"/></draw:custom-shape></text:p>
      <text:p text:style-name="P21">Limites des systèmes d’analyse embarqués</text:p>
      <text:p text:style-name="P22">Malgré leurs nombreux avantages, les systèmes d’analyse embarqués présentent des limites qui doivent être prises en compte. Le coût, souvent élevé, constitue une barrière pour de nombreux plaisanciers. Les systèmes les plus performants, intégrant des capteurs avancés et des unités centrales sophistiquées, peuvent coûter entre<text:s/><text:span text:style-name="T23">5 000 € et 20 000 €</text:span>, selon les fonctionnalités et le nombre de capteurs inclus. Ce coût est particulièrement prohibitif pour les navigateurs amateurs ou les petites embarcations.</text:p>
      <text:p text:style-name="P24">La complexité d’installation et la maintenance régulière des équipements représentent également un défi. Ces systèmes nécessitent souvent une expertise technique pour être correctement installés, calibrés et entretenus. Les capteurs, bien qu’étanches et résistants, doivent être nettoyés et recalibrés régulièrement pour garantir leur précision, ce qui peut être contraignant pour certains utilisateurs.</text:p>
      <text:p text:style-name="P25">Enfin, les interfaces complexes et les algorithmes avancés demandent une certaine expertise pour être utilisés efficacement. Les systèmes multifonctions, bien que puissants, peuvent être intimidants pour des navigateurs peu familiers avec la technologie, limitant ainsi leur utilisation optimal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enjamin GENDRY</meta:initial-creator>
    <dc:creator>Benjamin GENDRY</dc:creator>
    <meta:creation-date>2024-11-20T10:47:00Z</meta:creation-date>
    <dc:date>2024-11-21T11:11:00Z</dc:date>
    <meta:template xlink:href="Normal" xlink:type="simple"/>
    <meta:editing-cycles>3</meta:editing-cycles>
    <meta:editing-duration>PT87840S</meta:editing-duration>
    <meta:document-statistic meta:page-count="3" meta:paragraph-count="16" meta:word-count="1246" meta:character-count="8083" meta:row-count="57" meta:non-whitespace-character-count="6853"/>
  </office:meta>
</office:document-meta>
</file>